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6390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.511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3cm" svg:stroke-color="#ad649a" draw:marker-start-width="0.245cm" draw:marker-start-center="false" draw:marker-end-width="0.245cm" draw:marker-end-center="false" draw:fill="solid" draw:fill-color="#ad649a" draw:opacity="30%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30%"/>
    </style:style>
    <style:style style:name="gr3" style:family="graphic" style:parent-style-name="standard">
      <style:graphic-properties draw:stroke="none" draw:stroke-dash="Dashed_20__28_var_29__20_6391" svg:stroke-width="0.019cm" svg:stroke-color="#0098cc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13cm" fo:min-width="0.298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ad649a" draw:opacity="3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493cm" svg:height="0.624cm" svg:x="10.256cm" svg:y="13.97cm">
            <draw:text-box>
              <text:p text:style-name="P1"><text:span text:style-name="T1">12 cm</text:span></text:p>
            </draw:text-box>
          </draw:frame>
          <draw:rect draw:style-name="gr2" draw:text-style-name="P3" draw:layer="layout" svg:width="2.403cm" svg:height="1.444cm" svg:x="9.792cm" svg:y="14.497cm">
            <text:p/>
          </draw:rect>
          <draw:frame draw:style-name="gr3" draw:text-style-name="P2" draw:layer="layout" svg:width="1.289cm" svg:height="0.624cm" draw:transform="rotate (1.5707963267949) translate (9.244cm 15.895cm)">
            <draw:text-box>
              <text:p text:style-name="P1"><text:span text:style-name="T1">8 c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390" draw:display-name="Dashed (var) 6390" draw:style="rect" draw:dots1="1" draw:distance="0.147cm"/>
    <draw:stroke-dash draw:name="Dashed_20__28_var_29__20_6391" draw:display-name="Dashed (var) 6391" draw:style="rect" draw:dots1="1" draw:distance="0.08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07:43:25.398122638</meta:creation-date>
    <dc:date>2018-05-22T07:44:30.113073204</dc:date>
    <meta:editing-duration>PT1M5S</meta:editing-duration>
    <meta:editing-cycles>1</meta:editing-cycles>
    <meta:document-statistic meta:object-count="4"/>
    <meta:generator>LibreOffice/6.0.0.3$MacOSX_X86_64 LibreOffice_project/64a0f66915f38c6217de274f0aa8e15618924765</meta:generator>
  </office:meta>
</office:document-meta>
</file>